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c80" officeooo:paragraph-rsid="000d7c80"/>
    </style:style>
    <style:style style:name="P2" style:family="paragraph" style:parent-style-name="Standard">
      <style:text-properties officeooo:rsid="000d7c80" officeooo:paragraph-rsid="000f300e"/>
    </style:style>
    <style:style style:name="P3" style:family="paragraph" style:parent-style-name="Standard">
      <style:text-properties officeooo:paragraph-rsid="000d7c80"/>
    </style:style>
    <style:style style:name="P4" style:family="paragraph" style:parent-style-name="Standard">
      <style:text-properties officeooo:rsid="000f300e" officeooo:paragraph-rsid="000f300e"/>
    </style:style>
    <style:style style:name="P5" style:family="paragraph" style:parent-style-name="Standard">
      <style:text-properties officeooo:rsid="000f300e" officeooo:paragraph-rsid="0010d59e"/>
    </style:style>
    <style:style style:name="P6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officeooo:rsid="000d7c80"/>
    </style:style>
    <style:style style:name="T2" style:family="text">
      <style:text-properties officeooo:rsid="000f300e"/>
    </style:style>
    <style:style style:name="T3" style:family="text">
      <style:text-properties fo:color="#ff0000"/>
    </style:style>
    <style:style style:name="T4" style:family="text">
      <style:text-properties fo:color="#ff0000" officeooo:rsid="000d7c80"/>
    </style:style>
    <style:style style:name="T5" style:family="text">
      <style:text-properties fo:color="#ff0000" fo:background-color="transparent" loext:char-shading-value="0"/>
    </style:style>
    <style:style style:name="T6" style:family="text">
      <style:text-properties fo:color="#008000"/>
    </style:style>
    <style:style style:name="T7" style:family="text">
      <style:text-properties fo:color="#008000" officeooo:rsid="000d7c80"/>
    </style:style>
    <style:style style:name="T8" style:family="text">
      <style:text-properties fo:color="#000080"/>
    </style:style>
    <style:style style:name="T9" style:family="text">
      <style:text-properties fo:color="#000080" officeooo:rsid="000d7c80"/>
    </style:style>
    <style:style style:name="T10" style:family="text">
      <style:text-properties fo:color="#6b4794"/>
    </style:style>
    <style:style style:name="T11" style:family="text">
      <style:text-properties fo:color="#6b4794" officeooo:rsid="000d7c80"/>
    </style:style>
    <style:style style:name="T12" style:family="text">
      <style:text-properties fo:color="#663300"/>
    </style:style>
    <style:style style:name="T13" style:family="text">
      <style:text-properties fo:color="#663300" officeooo:rsid="000d7c80"/>
    </style:style>
    <style:style style:name="T14" style:family="text">
      <style:text-properties fo:color="#800080"/>
    </style:style>
    <style:style style:name="T15" style:family="text">
      <style:text-properties fo:color="#808000"/>
    </style:style>
    <style:style style:name="T16" style:family="text">
      <style:text-properties fo:color="#800000"/>
    </style:style>
    <style:style style:name="T17" style:family="text">
      <style:text-properties fo:color="#808080"/>
    </style:style>
    <style:style style:name="T18" style:family="text">
      <style:text-properties officeooo:rsid="0010d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Факт: </text:span>«<text:span text:style-name="T1">Рубин </text:span><text:span text:style-name="T4">Цезаря</text:span><text:span text:style-name="T1"> </text:span><text:span text:style-name="T13">в</text:span><text:span text:style-name="T1"> Алмазном фонде — точно не </text:span><text:span text:style-name="T7">рубин</text:span><text:span text:style-name="T1"> </text:span><text:span text:style-name="T11">и</text:span><text:span text:style-name="T1">, возможно, </text:span><text:span text:style-name="T9">не</text:span><text:span text:style-name="T1"> Цезаря.</text:span>»</text:p>
      <text:p text:style-name="P3"/>
      <text:p text:style-name="P4">Фрагмент статьи из Википедии:</text:p>
      <text:p text:style-name="P1">«Древняя история камня <text:span text:style-name="T8">не</text:span> имеет документальных подтверждений <text:span text:style-name="T10">и</text:span> определяется традицией. По легенде, турмалин был подарен Клеопатрой её любовнику Юлию <text:span text:style-name="T3">Цезарю</text:span>, <text:span text:style-name="T12">в</text:span> связи с чем <text:span text:style-name="T10">и</text:span> был назван <text:span text:style-name="T12">в</text:span> честь римского полководца. Следует отметить, что для древности было типично объединять <text:span text:style-name="T12">в</text:span> одну категорию все прозрачные красные минералы; некоторые известные исторические драгоценные камни, традиционно именуемые <text:span text:style-name="T6">рубинами</text:span>, при более детальном исследовании оказывались шпинелью или иными минералами (например, Рубин Чёрного Принца <text:span text:style-name="T10">и</text:span> Рубин Тимура).»</text:p>
      <text:p text:style-name="P1"/>
      <text:p text:style-name="P4">Вывод: <text:span text:style-name="T18">в статье из Википедии нет точной формулировки факта. Мало слов в факте повторяются со словами из статьи. Таким образом, если ввести данный факт в поисковую строку, то вероятность вывода статьи мала. </text:span></text:p>
      <text:p text:style-name="P1"/>
      <text:p text:style-name="P1"/>
      <text:p text:style-name="P1"/>
      <text:p text:style-name="P2"><text:span text:style-name="T2">Факт: </text:span>«<text:span text:style-name="T3">Коронационный</text:span> <text:span text:style-name="T8">меч</text:span> <text:span text:style-name="T6">британских</text:span> <text:span text:style-name="T14">монархов</text:span> <text:span text:style-name="T15">символизирует</text:span> <text:span text:style-name="T12">милосердие</text:span>.»</text:p>
      <text:p text:style-name="P2"/>
      <text:p text:style-name="P4">Фрагмент статьи из Википедии:</text:p>
      <text:p text:style-name="P1">«<text:span text:style-name="T8">Меч</text:span> Эдуарда Исповедника (англ. Edward the Confessor sword), <text:span text:style-name="T8">Меч</text:span> <text:span text:style-name="T12">Милосердия</text:span> (Sword of Mercy) или Curtana — один из церемониальных <text:span text:style-name="T8">мечей</text:span>, используемый при <text:span text:style-name="T3">коронации</text:span> <text:span text:style-name="T6">британских</text:span> <text:span text:style-name="T14">монархов</text:span>, один из элементов королевских регалий Великобритании. Обломанный тупой конец <text:span text:style-name="T15">символизирует</text:span>, по преданию, <text:span text:style-name="T12">милосердие</text:span>.»</text:p>
      <text:p text:style-name="P1"/>
      <text:p text:style-name="P5">Вывод: <text:span text:style-name="T18">в статье из Википедии в двух соседних предложениях встречаются все слова из данного факта. Также, в этих двух предложениях содержится смысл факта. Таким образом, если ввести данный факт в поисковую строку, то с большой вероятностью выведется эта статья. </text:span></text:p>
      <text:p text:style-name="P1"/>
      <text:p text:style-name="P1"/>
      <text:p text:style-name="P1"/>
      <text:p text:style-name="P2"><text:span text:style-name="T2">Факт: </text:span>«<text:span text:style-name="T8">Первый</text:span> <text:span text:style-name="T6">российский</text:span> <text:span text:style-name="T16">полнометражный</text:span> <text:span text:style-name="T14">фильм</text:span>, <text:span text:style-name="T3">снятый </text:span><text:span text:style-name="T5">на</text:span><text:span text:style-name="T3"> фотоаппарат</text:span>, <text:span text:style-name="T17">получил</text:span> премию <text:span text:style-name="T15">за лучшую работу оператора</text:span>.»</text:p>
      <text:p text:style-name="P2"/>
      <text:p text:style-name="P4">Фрагмент статьи из Википедии:</text:p>
      <text:p text:style-name="P1">«<text:span text:style-name="T14">Фильм</text:span> <text:span text:style-name="T3">снят на фотоаппарат</text:span> «Canon EOS 5D Mark II», что было <text:span text:style-name="T8">первым</text:span> опытом в <text:span text:style-name="T6">российском</text:span> <text:span text:style-name="T16">полнометражном</text:span> кино. Премьера состоялась на 21-м Открытом <text:span text:style-name="T6">российском</text:span> кинофестивале «Кинотавр», где <text:span text:style-name="T14">фильм</text:span> был включён в конкурсную программу и <text:span text:style-name="T17">получил</text:span> приз <text:span text:style-name="T15">за лучшую работу оператора</text:span>.»</text:p>
      <text:p text:style-name="P1"/>
      <text:p text:style-name="P5">Вывод: <text:s/><text:span text:style-name="T18">в статье из Википедии в двух соседних предложениях встречаются почти все слова из данного факта. Также, в этих двух предложениях содержится смысл факта. Таким образом, если ввести данный факт в поисковую строку, то с большой вероятностью выведется эта статья. </text:span></text:p>
      <text:h text:style-name="P6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7:23:00.295000000</meta:creation-date>
    <dc:date>2017-09-07T19:53:53.480000000</dc:date>
    <meta:editing-duration>PT17S</meta:editing-duration>
    <meta:editing-cycles>1</meta:editing-cycles>
    <meta:document-statistic meta:table-count="0" meta:image-count="0" meta:object-count="0" meta:page-count="1" meta:paragraph-count="12" meta:word-count="303" meta:character-count="2187" meta:non-whitespace-character-count="1890"/>
    <meta:generator>LibreOffice/4.2.4.2$Windows_x86 LibreOffice_project/63150712c6d317d27ce2db16eb94c2f3d7b699f8</meta:generator>
  </office:meta>
</office:document-meta>
</file>